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Votos" style:family="table">
      <style:table-properties style:width="17cm" table:align="margins"/>
    </style:style>
    <style:style style:name="Votos.A" style:family="table-column">
      <style:table-column-properties style:column-width="2.429cm" style:rel-column-width="9361*"/>
    </style:style>
    <style:style style:name="Votos.B" style:family="table-column">
      <style:table-column-properties style:column-width="2.429cm" style:rel-column-width="9363*"/>
    </style:style>
    <style:style style:name="Votos.C" style:family="table-column">
      <style:table-column-properties style:column-width="2.429cm" style:rel-column-width="9362*"/>
    </style:style>
    <style:style style:name="Votos.A1" style:family="table-cell">
      <style:table-cell-properties fo:padding="0cm" fo:border="none" style:writing-mode="page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29cm" style:rel-column-width="9361*"/>
    </style:style>
    <style:style style:name="Tabela1.B" style:family="table-column">
      <style:table-column-properties style:column-width="2.429cm" style:rel-column-width="9363*"/>
    </style:style>
    <style:style style:name="Tabela1.C" style:family="table-column">
      <style:table-column-properties style:column-width="2.429cm" style:rel-column-width="9362*"/>
    </style:style>
    <style:style style:name="Tabela1.1" style:family="table-row">
      <style:table-row-properties style:min-row-height="0.397cm"/>
    </style:style>
    <style:style style:name="Tabela1.A1" style:family="table-cell">
      <style:table-cell-properties fo:padding="0cm" fo:border="none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399cm" style:rel-column-width="13102*"/>
    </style:style>
    <style:style style:name="Tabela2.B" style:family="table-column">
      <style:table-column-properties style:column-width="3.401cm" style:rel-column-width="13109*"/>
    </style:style>
    <style:style style:name="Tabela2.C" style:family="table-column">
      <style:table-column-properties style:column-width="10.201cm" style:rel-column-width="39324*"/>
    </style:style>
    <style:style style:name="Tabela2.A1" style:family="table-cell">
      <style:table-cell-properties style:writing-mode="page"/>
    </style:style>
    <style:style style:name="P1" style:family="paragraph" style:parent-style-name="Title">
      <style:text-properties officeooo:rsid="000336e2" officeooo:paragraph-rsid="000336e2"/>
    </style:style>
    <style:style style:name="P2" style:family="paragraph" style:parent-style-name="Text_20_body">
      <style:text-properties officeooo:rsid="000336e2" officeooo:paragraph-rsid="000336e2"/>
    </style:style>
    <style:style style:name="P3" style:family="paragraph" style:parent-style-name="Text_20_body">
      <style:text-properties officeooo:paragraph-rsid="000336e2"/>
    </style:style>
    <style:style style:name="P4" style:family="paragraph" style:parent-style-name="Text_20_body">
      <style:text-properties officeooo:rsid="00065a03" officeooo:paragraph-rsid="00065a03"/>
    </style:style>
    <style:style style:name="P5" style:family="paragraph" style:parent-style-name="Table_20_Contents">
      <style:text-properties officeooo:rsid="00065a03" officeooo:paragraph-rsid="00065a03"/>
    </style:style>
    <style:style style:name="P6" style:family="paragraph" style:parent-style-name="Table_20_Contents">
      <style:paragraph-properties style:writing-mode="lr-tb"/>
      <style:text-properties officeooo:rsid="00065a03" officeooo:paragraph-rsid="0007c2cc"/>
    </style:style>
    <style:style style:name="P7" style:family="paragraph" style:parent-style-name="Table_20_Contents">
      <style:text-properties officeooo:rsid="0011fc4f" officeooo:paragraph-rsid="0011fc4f"/>
    </style:style>
    <style:style style:name="P8" style:family="paragraph" style:parent-style-name="Text_20_body">
      <style:text-properties officeooo:rsid="0007c2cc" officeooo:paragraph-rsid="0007c2cc"/>
    </style:style>
    <style:style style:name="P9" style:family="paragraph" style:parent-style-name="Table_20_Contents">
      <style:text-properties officeooo:rsid="0007c2cc" officeooo:paragraph-rsid="0007c2cc"/>
    </style:style>
    <style:style style:name="P10" style:family="paragraph" style:parent-style-name="Text_20_body">
      <style:text-properties officeooo:rsid="0007c2cc" officeooo:paragraph-rsid="001281e9"/>
    </style:style>
    <style:style style:name="P11" style:family="paragraph" style:parent-style-name="Text_20_body">
      <style:text-properties officeooo:rsid="00085538" officeooo:paragraph-rsid="00085538"/>
    </style:style>
    <style:style style:name="P12" style:family="paragraph" style:parent-style-name="Text_20_body">
      <style:text-properties officeooo:rsid="000ae2f2" officeooo:paragraph-rsid="000ae2f2"/>
    </style:style>
    <style:style style:name="P13" style:family="paragraph" style:parent-style-name="Text_20_body">
      <style:text-properties officeooo:rsid="000ced9f" officeooo:paragraph-rsid="000ced9f"/>
    </style:style>
    <style:style style:name="P14" style:family="paragraph" style:parent-style-name="Text_20_body">
      <style:text-properties officeooo:paragraph-rsid="001281e9"/>
    </style:style>
    <style:style style:name="P15" style:family="paragraph" style:parent-style-name="Text_20_body">
      <style:paragraph-properties style:writing-mode="lr-tb"/>
      <style:text-properties officeooo:rsid="0018b3d2" officeooo:paragraph-rsid="0018b3d2"/>
    </style:style>
    <style:style style:name="P16" style:family="paragraph" style:parent-style-name="Text_20_body">
      <style:text-properties officeooo:rsid="0018b3d2" officeooo:paragraph-rsid="0018b3d2"/>
    </style:style>
    <style:style style:name="P17" style:family="paragraph" style:parent-style-name="Text_20_body">
      <style:text-properties officeooo:rsid="0018eaab" officeooo:paragraph-rsid="0018eaab"/>
    </style:style>
    <style:style style:name="P18" style:family="paragraph" style:parent-style-name="Heading_20_1">
      <style:paragraph-properties fo:break-before="page"/>
      <style:text-properties officeooo:rsid="000336e2" officeooo:paragraph-rsid="000336e2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2">
      <style:text-properties officeooo:rsid="000ae2f2" officeooo:paragraph-rsid="000ae2f2"/>
    </style:style>
    <style:style style:name="P21" style:family="paragraph" style:parent-style-name="Heading_20_2">
      <style:text-properties officeooo:rsid="000b0393" officeooo:paragraph-rsid="000b0393"/>
    </style:style>
    <style:style style:name="P22" style:family="paragraph" style:parent-style-name="Heading_20_2">
      <style:text-properties officeooo:rsid="001281e9" officeooo:paragraph-rsid="001281e9"/>
    </style:style>
    <style:style style:name="P23" style:family="paragraph" style:parent-style-name="Heading_20_2">
      <style:text-properties officeooo:rsid="00191e8c" officeooo:paragraph-rsid="001a7bcc"/>
    </style:style>
    <style:style style:name="P24" style:family="paragraph" style:parent-style-name="Heading_20_3">
      <style:text-properties officeooo:rsid="001281e9" officeooo:paragraph-rsid="001281e9"/>
    </style:style>
    <style:style style:name="P25" style:family="paragraph" style:parent-style-name="Heading_20_3">
      <style:paragraph-properties style:writing-mode="lr-tb"/>
      <style:text-properties officeooo:rsid="0018b3d2" officeooo:paragraph-rsid="0018b3d2"/>
    </style:style>
    <style:style style:name="P26" style:family="paragraph" style:parent-style-name="Heading_20_3">
      <style:text-properties officeooo:rsid="0018b3d2" officeooo:paragraph-rsid="0018b3d2"/>
    </style:style>
    <style:style style:name="P27" style:family="paragraph" style:parent-style-name="Heading_20_3">
      <style:text-properties officeooo:rsid="0018eaab" officeooo:paragraph-rsid="0018eaab"/>
    </style:style>
    <style:style style:name="P28" style:family="paragraph" style:parent-style-name="Text_20_body">
      <style:text-properties officeooo:rsid="000ae2f2" officeooo:paragraph-rsid="000ae2f2"/>
    </style:style>
    <style:style style:name="P29" style:family="paragraph" style:parent-style-name="Text_20_body">
      <style:text-properties officeooo:rsid="001b51c6" officeooo:paragraph-rsid="001a7bcc"/>
    </style:style>
    <style:style style:name="P30" style:family="paragraph" style:parent-style-name="Text_20_body">
      <style:text-properties fo:font-weight="bold" officeooo:rsid="00191e8c" officeooo:paragraph-rsid="001a7bcc" style:font-weight-asian="bold" style:font-weight-complex="bold"/>
    </style:style>
    <style:style style:name="P31" style:family="paragraph" style:parent-style-name="Text_20_body" style:list-style-name="L4">
      <style:text-properties fo:font-weight="bold" officeooo:rsid="001b51c6" officeooo:paragraph-rsid="001a7bcc" style:font-weight-asian="bold" style:font-weight-complex="bold"/>
    </style:style>
    <style:style style:name="P32" style:family="paragraph" style:parent-style-name="Text_20_body" style:list-style-name="L5">
      <style:text-properties fo:font-weight="bold" officeooo:rsid="001b51c6" officeooo:paragraph-rsid="001a7bcc" style:font-weight-asian="bold" style:font-weight-complex="bold"/>
    </style:style>
    <style:style style:name="P33" style:family="paragraph" style:parent-style-name="Text_20_body">
      <style:text-properties fo:font-weight="bold" officeooo:rsid="001b51c6" officeooo:paragraph-rsid="001a7bcc" style:font-weight-asian="bold" style:font-weight-complex="bold"/>
    </style:style>
    <style:style style:name="P34" style:family="paragraph" style:parent-style-name="Text_20_body" style:list-style-name="L5">
      <style:text-properties fo:font-weight="bold" officeooo:rsid="001cb4f4" officeooo:paragraph-rsid="001a7bcc" style:font-weight-asian="bold" style:font-weight-complex="bold"/>
    </style:style>
    <style:style style:name="P35" style:family="paragraph" style:parent-style-name="Text_20_body" style:list-style-name="L1">
      <style:text-properties officeooo:rsid="001a14ff" officeooo:paragraph-rsid="001a7bcc"/>
    </style:style>
    <style:style style:name="P36" style:family="paragraph" style:parent-style-name="Text_20_body">
      <style:text-properties officeooo:rsid="001a14ff" officeooo:paragraph-rsid="001a7bcc"/>
    </style:style>
    <style:style style:name="P37" style:family="paragraph" style:parent-style-name="Text_20_body">
      <style:text-properties officeooo:paragraph-rsid="001a7bcc"/>
    </style:style>
    <style:style style:name="T1" style:family="text">
      <style:text-properties officeooo:rsid="00087b90"/>
    </style:style>
    <style:style style:name="T2" style:family="text">
      <style:text-properties officeooo:rsid="000ae2f2"/>
    </style:style>
    <style:style style:name="T3" style:family="text">
      <style:text-properties officeooo:rsid="0007c2cc"/>
    </style:style>
    <style:style style:name="T4" style:family="text">
      <style:text-properties officeooo:rsid="0013beca"/>
    </style:style>
    <style:style style:name="T5" style:family="text">
      <style:text-properties officeooo:rsid="00148793"/>
    </style:style>
    <style:style style:name="T6" style:family="text">
      <style:text-properties officeooo:rsid="00156473"/>
    </style:style>
    <style:style style:name="T7" style:family="text">
      <style:text-properties officeooo:rsid="0015bb99"/>
    </style:style>
    <style:style style:name="T8" style:family="text">
      <style:text-properties officeooo:rsid="0018b3d2"/>
    </style:style>
    <style:style style:name="T9" style:family="text">
      <style:text-properties officeooo:rsid="0018eaa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cb4f4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1b51c6"/>
    </style:style>
    <style:style style:name="T14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 de votação</text:p>
      <text:h text:style-name="P18" text:outline-level="1">Especificação do problema</text:h>
      <text:p text:style-name="P3"/>
      <text:p text:style-name="P2">A empresa SurveyInc faz pesquisas sobre produtos. Na sua nova pesquisa, ela vai fazer uma votação sobre especificos produtos, e qual é opinião do público sobre eles. <text:span text:style-name="T1">Cada produto é produzido por uma empresa, que pode ter produzido variós produtos.</text:span></text:p>
      <text:p text:style-name="P2"/>
      <text:p text:style-name="P4"><text:span text:style-name="T2">Respostas</text:span>:</text:p>
      <table:table table:name="Votos" table:style-name="Votos">
        <table:table-column table:style-name="Votos.A"/>
        <table:table-column table:style-name="Votos.B"/>
        <table:table-column table:style-name="Votos.C"/>
        <table:table-column table:style-name="Votos.B" table:number-columns-repeated="2"/>
        <table:table-column table:style-name="Votos.C"/>
        <table:table-column table:style-name="Votos.A"/>
        <table:table-row>
          <table:table-cell table:style-name="Votos.A1" office:value-type="string">
            <text:p text:style-name="P5"><text:span text:style-name="T2">resposta</text:span>_id</text:p>
          </table:table-cell>
          <table:table-cell table:style-name="Votos.A1" office:value-type="string">
            <text:p text:style-name="P5">produto</text:p>
          </table:table-cell>
          <table:table-cell table:style-name="Votos.A1" office:value-type="string">
            <text:p text:style-name="P5">opinião</text:p>
          </table:table-cell>
          <table:table-cell table:style-name="Votos.A1" office:value-type="string">
            <text:p text:style-name="P5">estado</text:p>
          </table:table-cell>
          <table:table-cell table:style-name="Votos.A1" office:value-type="string">
            <text:p text:style-name="P7">dia</text:p>
          </table:table-cell>
          <table:table-cell table:style-name="Votos.A1" office:value-type="string">
            <text:p text:style-name="P7">mes</text:p>
          </table:table-cell>
          <table:table-cell table:style-name="Votos.A1" office:value-type="string">
            <text:p text:style-name="P7">ano</text:p>
          </table:table-cell>
        </table:table-row>
      </table:table>
      <text:p text:style-name="P4"/>
      <text:p text:style-name="P8"><text:span text:style-name="T2">resposta</text:span>_id é uma chave primária</text:p>
      <text:p text:style-name="P8">produto é uma chave estrangeira, de produto_id</text:p>
      <text:p text:style-name="P4">Produtos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 table:number-columns-repeated="2"/>
        <table:table-column table:style-name="Tabela1.C"/>
        <table:table-column table:style-name="Tabela1.A"/>
        <table:table-row table:style-name="Tabela1.1">
          <table:table-cell table:style-name="Tabela1.A1" office:value-type="string">
            <text:p text:style-name="P5">produto_id</text:p>
          </table:table-cell>
          <table:table-cell table:style-name="Tabela1.A1" office:value-type="string">
            <text:p text:style-name="P5">preco</text:p>
          </table:table-cell>
          <table:table-cell table:style-name="Tabela1.A1" office:value-type="string">
            <text:p text:style-name="P5">empresa</text:p>
          </table:table-cell>
          <table:table-cell table:style-name="Tabela1.A1" office:value-type="string">
            <text:p text:style-name="P9">nome</text:p>
          </table:table-cell>
          <table:table-cell table:style-name="Tabela1.A1" office:value-type="string">
            <text:p text:style-name="P7">dia</text:p>
          </table:table-cell>
          <table:table-cell table:style-name="Tabela1.A1" office:value-type="string">
            <text:p text:style-name="P7">mes</text:p>
          </table:table-cell>
          <table:table-cell table:style-name="Tabela1.A1" office:value-type="string">
            <text:p text:style-name="P7">ano</text:p>
          </table:table-cell>
        </table:table-row>
      </table:table>
      <text:p text:style-name="P8">produto_id é a chave primária</text:p>
      <text:p text:style-name="P8">empresa é uma chave estrangeira, de empresa_id</text:p>
      <text:p text:style-name="P8">Empresa: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6"><text:span text:style-name="T3">empresa</text:span>_id</text:p>
          </table:table-cell>
          <table:table-cell table:style-name="Tabela2.A1" office:value-type="string">
            <text:p text:style-name="P9">nome</text:p>
          </table:table-cell>
          <table:table-cell table:style-name="Tabela2.A1" office:value-type="string">
            <text:p text:style-name="P9">contato</text:p>
          </table:table-cell>
        </table:table-row>
      </table:table>
      <text:p text:style-name="P11">empresa_id é a chave primária</text:p>
      <text:h text:style-name="P20" text:outline-level="2">Relacionamentos</text:h>
      <text:p text:style-name="P12">Cada voto é relacionado a um único produto, sendo assim uma relação one-to-many</text:p>
      <text:p text:style-name="P12">Cada empresa tem vários produtos, one-to-many</text:p>
      <text:p text:style-name="P12"/>
      <text:h text:style-name="P23" text:outline-level="2">Normalização</text:h>
      <text:p text:style-name="P37"/>
      <text:p text:style-name="P30">1ª Forma Normal</text:p>
      <text:p text:style-name="P36">Uma relação está na 1ª Forma Normal se:</text:p>
      <text:list text:style-name="L1">
        <text:list-item>
          <text:p text:style-name="P35">Parte da definição formal do Modelo Relacional.</text:p>
        </text:list-item>
        <text:list-item>
          <text:p text:style-name="P35">Todos os atributos da relação devem ser atômicos e monovalorados.</text:p>
        </text:list-item>
        <text:list-item>
          <text:p text:style-name="P35">Cada ocorrência da chave primária deve corresponder a uma única informação de cada atributo, ou seja, a entidade não deve conter grupos, ou seja, a entidade não deve conter grupos multivalorados.</text:p>
        </text:list-item>
        <text:list-item>
          <text:p text:style-name="P35">Gerar uma nova relação contendo o grupo de repetição e a chave primária da relação original.</text:p>
        </text:list-item>
      </text:list>
      <text:p text:style-name="P29"><text:soft-page-break/>Precisamos analisar as tabelas definidas na com base no Modelo Relacional:</text:p>
      <text:p text:style-name="P29">Resposta(<text:span text:style-name="T12">resposta_id</text:span>(PK), produto(FK), opiniao, estado, dia, mes, ano)</text:p>
      <text:p text:style-name="P29">Produtos(<text:span text:style-name="T12">produto_id</text:span>(PK), preco, empresa_id(FK), nome, dia, mes, ano)</text:p>
      <text:p text:style-name="P29">Empresas(<text:span text:style-name="T12">empresa_id</text:span>(PK), nome, contato)</text:p>
      <text:p text:style-name="P29">Todas as tabelas atendem às características da 1ª Forma Normal.</text:p>
      <text:p text:style-name="P29"/>
      <text:p text:style-name="P30"><text:span text:style-name="T13">2</text:span>ª Forma Normal</text:p>
      <text:p text:style-name="P33"><text:span text:style-name="T10">Uma relação está na 2ª Forma Normal se:</text:span></text:p>
      <text:list text:style-name="L4">
        <text:list-item>
          <text:p text:style-name="P31"><text:span text:style-name="T10">Está na 1ª Forma Normal.</text:span></text:p>
        </text:list-item>
        <text:list-item>
          <text:p text:style-name="P31"><text:span text:style-name="T10">Não existe atributo não chave que é dependente de somente uma parte da chave primária.</text:span></text:p>
        </text:list-item>
        <text:list-item>
          <text:p text:style-name="P31"><text:span text:style-name="T10">Dependência funcional total.</text:span></text:p>
        </text:list-item>
      </text:list>
      <text:p text:style-name="P33"><text:span text:style-name="T10">Analisando as tabelas na 1ª Forma Normal:</text:span></text:p>
      <text:p text:style-name="P29">Resposta(<text:span text:style-name="T12">resposta_id</text:span>(PK), produto(FK), opiniao, estado, dia, mes, ano)</text:p>
      <text:p text:style-name="P29">Produtos(<text:span text:style-name="T14">produto_id</text:span>(PK), preco, empresa_id(FK), nome, dia, mes, ano)</text:p>
      <text:p text:style-name="P29">Empresas(<text:span text:style-name="T12">empresa_id</text:span>(PK), nome, contato)</text:p>
      <text:p text:style-name="P29"><text:span text:style-name="T10">Todas as tabelas atendem às características da 2ª Forma Normal.</text:span></text:p>
      <text:p text:style-name="P29"><text:span text:style-name="T10"/></text:p>
      <text:p text:style-name="P30"><text:span text:style-name="T13">3</text:span>ª Forma Normal</text:p>
      <text:p text:style-name="P33"><text:span text:style-name="T10">Uma relação está na 3ª Forma Normal se:</text:span></text:p>
      <text:list text:style-name="L5">
        <text:list-item>
          <text:p text:style-name="P32"><text:span text:style-name="T10">Está na 2ª Forma Normal.</text:span></text:p>
        </text:list-item>
        <text:list-item>
          <text:p text:style-name="P34"><text:span text:style-name="T10">Não existem atributos não chave que sejam dependentes de outros atributos não chave.</text:span></text:p>
        </text:list-item>
        <text:list-item>
          <text:p text:style-name="P34"><text:span text:style-name="T10">Dependência transitiva.</text:span></text:p>
        </text:list-item>
      </text:list>
      <text:p text:style-name="P33"><text:span text:style-name="T10">Analisando as tabelas na </text:span><text:span text:style-name="T11">2</text:span><text:span text:style-name="T10">ª Forma Normal:</text:span></text:p>
      <text:p text:style-name="P29">Resposta(<text:span text:style-name="T12">resposta_id</text:span>(PK), produto(FK), opiniao, estado, dia, mes, ano)</text:p>
      <text:p text:style-name="P29">Produtos(<text:span text:style-name="T12">produto_id(</text:span>PK), preco, empresa_id(FK), nome, dia, mes, ano)</text:p>
      <text:p text:style-name="P29">Empresas(<text:span text:style-name="T12">empresa_id</text:span>(PK), nome, contato)</text:p>
      <text:p text:style-name="P29"><text:span text:style-name="T10">Todas as tabelas atendem às características da </text:span><text:span text:style-name="T11">3</text:span><text:span text:style-name="T10">ª Forma Normal.</text:span></text:p>
      <text:p text:style-name="P12"/>
      <text:h text:style-name="P21" text:outline-level="2">Consultas Principais</text:h>
      <text:p text:style-name="P13">Precisamos saber a opinião média de um produto, a maior opinião de um produto, e a menor opinião de um produto.</text:p>
      <text:p text:style-name="P13">Além disso, precisamos saber qual o melhor produto de uma empresa, e qual é seu pior produto.</text:p>
      <text:p text:style-name="P13"><text:soft-page-break/></text:p>
      <text:h text:style-name="P22" text:outline-level="2">Implementação da Consultas</text:h>
      <text:p text:style-name="P14"/>
      <text:h text:style-name="P24" text:outline-level="3">Consulta 1: <text:span text:style-name="T4">Média de opinião de um produto</text:span></text:h>
      <text:p text:style-name="P14"><text:span text:style-name="T4">Algebra Linear:</text:span> γ avg(opiniao) -&gt; y (σ produto = &lt;<text:span text:style-name="T4">id do produto&gt;</text:span> (resposta))</text:p>
      <text:p text:style-name="P14"><text:span text:style-name="T5">SQL:</text:span> SELECT nome,precoprodutos.dia,produtos.mes,produtos.ano,AVG(opiniao) FROM produtos INNER JOIN resposta ON resposta.produto = produtos.produto_id WHERE nome = "&lt;<text:span text:style-name="T5">nome do produto&gt;</text:span>" <text:s/>GROUP BY produto_id;</text:p>
      <text:h text:style-name="Heading_20_3" text:outline-level="3">Consulta 2: Média d<text:span text:style-name="T6">o preço de produtos de uma</text:span> empresa</text:h>
      <text:p text:style-name="P10"><text:span text:style-name="T7">SQL:</text:span> SELECT empresas.nome, AVG(opiniao) from empresas INNER JOIN produtos ON empresas.empresa_id = produtos.empresa_id INNER JOIN resposta ON resposta.produto = produtos.produto_id WHERE empresas.nome = "&lt;<text:span text:style-name="T8">nome da empresa&gt;</text:span>" GROUP BY empresas.empresa_id;</text:p>
      <text:h text:style-name="P25" text:outline-level="3">Consulta 3: Opinião média de uma empresa</text:h>
      <text:p text:style-name="P15">SQL: SELECT empresas.nome, AVG(opiniao) from empresas INNER JOIN produtos ON empresas.empresa_id = produtos.empresa_id INNER JOIN resposta ON resposta.produto = produtos.produto_id WHERE empresas.nome = "&lt;nome da empresa&gt;" GROUP BY empresas.empresa_id;</text:p>
      <text:h text:style-name="P26" text:outline-level="3">Consulta 4: Produtos maiores que x preço</text:h>
      <text:p text:style-name="P15">SQL: SELECT * FROM produtos WHERE produtos.preco &gt; x;</text:p>
      <text:h text:style-name="P26" text:outline-level="3">Consulta 5: Produtos menores que x preço</text:h>
      <text:p text:style-name="P16">SQL: SELECT * FROM produtos WHERE produtos.preco &lt; x;</text:p>
      <text:h text:style-name="P26" text:outline-level="3">Consulta 6: Produtos de uma empresa</text:h>
      <text:p text:style-name="P16">SQL: SELECT * FROM produtos INNER JOIN empresas ON produtos.empresa_id = empresas.empresa_id WHERE empresas.nome = "&lt;nome da empresa&gt;";</text:p>
      <text:h text:style-name="P26" text:outline-level="3">Consulta 7: Opiniões sobre um produto</text:h>
      <text:p text:style-name="P17">SQL: SELECT * FROM resposta INNER JOIN produtos on resposta.produto = produtos.produto_id WHERE produtos.nome = "&lt;nome do produto&gt;";</text:p>
      <text:h text:style-name="P27" text:outline-level="3">Consulta 8: Produto com menor preço de uma empresa</text:h>
      <text:p text:style-name="P17">SQL: SELECT * FROM produtos INNER JOIN empresas ON produtos.empresa_id = empresas.empresa_id WHERE empresas.nome = "&lt;nome da empresa&gt;" ORDER BY produtos.preco LIMIT 1;</text:p>
      <text:h text:style-name="Heading_20_3" text:outline-level="3"><text:soft-page-break/><text:span text:style-name="T9">Consulta 9: </text:span><text:s/><text:span text:style-name="T9">Melhor opinião sobre um produto</text:span></text:h>
      <text:p text:style-name="P17">SQL: SELECT * FROM resposta INNER JOIN produtos ON produtos.produto_id = resposta.produto WHERE produtos.nome = "&lt;nome do produto&gt;" ORDER BY opiniao DESC LIMIT 1;</text:p>
      <text:h text:style-name="P27" text:outline-level="3">Consulta 10: Todos os produtos de uma empresa:</text:h>
      <text:p text:style-name="P17">SQL: SELECT * FROM produtos INNER JOIN empresas ON produtos.empresa_id = empresas.empresa_id WHERE empresas.nome = "&lt;nome da empresa&gt;";</text:p>
      <text:h text:style-name="Heading_20_3" text:outline-level="3"/>
      <text:h text:style-name="P19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H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H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4T04:01:34.678031769</meta:creation-date>
    <dc:date>2025-06-29T18:30:33.850000000</dc:date>
    <meta:editing-duration>PT4H26M11S</meta:editing-duration>
    <meta:editing-cycles>12</meta:editing-cycles>
    <meta:generator>LibreOffice/24.2.3.2$Windows_X86_64 LibreOffice_project/433d9c2ded56988e8a90e6b2e771ee4e6a5ab2ba</meta:generator>
    <meta:document-statistic meta:table-count="3" meta:image-count="0" meta:object-count="0" meta:page-count="6" meta:paragraph-count="88" meta:word-count="701" meta:character-count="4760" meta:non-whitespace-character-count="4155"/>
  </office:meta>
</office:document-meta>
</file>